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4</text:p>
          </table:table-cell>
          <table:table-cell table:style-name="ce4" office:value-type="string" calcext:value-type="string">
            <text:p>C2DSTA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destination addres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length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start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STA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start link table addres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BAA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base addres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WL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address bit width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LA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address shift control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BREQ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BREQ# signal mask control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VLW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VL# signal wait cou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PYR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(TA/Root Bus) priority cou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MAX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maximum burst length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F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 FIFO remaining amou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LMMODE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a TA texture memory bus select 0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LMMODE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a TA texture memory bus select 1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F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FO statu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FR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es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9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BRE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tem bus revision numb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a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BSPL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H4 Root Bus split enab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statu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EX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ernal interrupt statu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rror interrupt statu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norm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extern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norm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extern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norm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extern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PVR-DMA startup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interrupt PVR-DMA startup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G2-DMA startup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T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interrupt G2-DMA startup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command table addre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trigger select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enable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Y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 system control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status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HTC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ple-DMA hard trigger clear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ple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M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 MSP sel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TX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TXD address counter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RX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RXD address counter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RXD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RXD address ba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start address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length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di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enable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R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OM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R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OM write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F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sh ROM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F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sh ROM write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 PIO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 PIO write access tim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GD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GD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write access tim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SYS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tem mode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RDY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1IORDY signal control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D-DMA address count (on Root Bus)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D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G2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2 bus vers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S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2/DS timeou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TR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2/TR timeou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MDM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em unit wait timeou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MDM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em unit wait ti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2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address counter (on AICA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address counter (on Ext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address counter (on Ext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address counter (on Dev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tart address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ystem memory start address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length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direction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trigger select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enable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VR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P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address counter (on Ext)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address counter (on root bus)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transfer counter</text:p>
          </table:table-cell>
        </table:table-row>
        <table:table-row table:style-name="ro1" table:number-rows-repeated="10484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 style:data-style-name="N2" text:time-value="21:27:50.014039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5:36.188816533</meta:creation-date>
    <meta:generator>LibreOffice/7.5.3.2$Linux_X86_64 LibreOffice_project/50$Build-2</meta:generator>
    <dc:date>2023-10-13T21:28:43.622954373</dc:date>
    <meta:editing-duration>PT2H18M42S</meta:editing-duration>
    <meta:editing-cycles>3</meta:editing-cycles>
    <meta:document-statistic meta:table-count="1" meta:cell-count="762" meta:object-count="0"/>
  </office:meta>
</office:document-meta>
</file>